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Ben Fedidat</text:p>
      <text:p text:style-name="Text_20_body">Site: <text:a xlink:type="simple" xlink:href="https://fedidat.com/" office:name=""><text:span text:style-name="Definition">https://fedidat.com/</text:span></text:a><text:line-break/>Email: <text:a xlink:type="simple" xlink:href="mailto:ben@fedidat.com" office:name=""><text:span text:style-name="Definition">ben@fedidat.com</text:span></text:a><text:line-break/>GitHub: <text:a xlink:type="simple" xlink:href="https://github.com/fedidat" office:name=""><text:span text:style-name="Definition">https://github.com/fedidat</text:span></text:a></text:p>
      <text:h text:style-name="Heading_20_2" text:outline-level="2">Education</text:h>
      <text:p text:style-name="First_20_paragraph">2009 - 2013: Jerusalem College of Technology Machon Lev - <text:span text:style-name="T1">B.Sc. in Telecommunications Engineering</text:span>, <text:span text:style-name="T2">with honors, average 92.39</text:span></text:p>
      <text:p text:style-name="Text_20_body">2009: Lucien De Hirsch, Paris - <text:span text:style-name="T1">Scientific Baccalaureate</text:span>, <text:span text:style-name="T2">Specialty: mathematics</text:span></text:p>
      <text:h text:style-name="Heading_20_2" text:outline-level="2">Experience</text:h>
      <text:p text:style-name="First_20_paragraph">June 2015 - present: <text:span text:style-name="T1">Military service in Israeli Air Force, Ofek unit</text:span></text:p>
      <text:list text:style-name="L1">
        <text:list-item>
          <text:p text:style-name="P1">Java programmer (including officer’s course)</text:p>
        </text:list-item>
      </text:list>
      <text:p text:style-name="First_20_paragraph">April. 2014 - June 2015: <text:span text:style-name="T1">Military service in Israeli C4I Corps</text:span></text:p>
      <text:list text:style-name="L2">
        <text:list-item>
          <text:p text:style-name="P2">CTO &amp; Chief Engineer branch: researcher and prototype maker</text:p>
        </text:list-item>
        <text:list-item>
          <text:p text:style-name="P2">Matspen unit: SAP ERP BI/BW and web reports developer</text:p>
        </text:list-item>
      </text:list>
      <text:p text:style-name="First_20_paragraph">2012 - 2013: <text:span text:style-name="T1">Assistant teacher at the Jerusalem College of Technology</text:span></text:p>
      <text:list text:style-name="L3">
        <text:list-item>
          <text:p text:style-name="P3">Assistant teacher in Linear Algebra, C++, WAN and File Systems</text:p>
        </text:list-item>
      </text:list>
      <text:h text:style-name="Heading_20_2" text:outline-level="2">Honors</text:h>
      <text:list text:style-name="L4">
        <text:list-item>
          <text:p text:style-name="P4"><text:span text:style-name="T1">2012 and 2013 excellence scholarships</text:span> of the Jerusalem College of Technology.</text:p>
        </text:list-item>
        <text:list-item>
          <text:p text:style-name="P4"><text:span text:style-name="T1">Psychometric Test score: 724</text:span> according to the standard weighting, 741 according to the quantitative reasoning weighting.</text:p>
        </text:list-item>
      </text:list>
      <text:h text:style-name="Heading_20_2" text:outline-level="2">Technology Skills</text:h>
      <text:p text:style-name="First_20_paragraph"><text:span text:style-name="T1">Main language</text:span>: Java 7/8 (Spring, Tomcat, JPA).</text:p>
      <text:p text:style-name="Text_20_body"><text:span text:style-name="T1">Additional languages</text:span>: ASP.NET, Bash, C, C#.NET, C++, HTML/CSS, Javascript/Node/Typescript, PHP, Python, PL/SQL.</text:p>
      <text:p text:style-name="Text_20_body"><text:span text:style-name="T1">Tools</text:span>: Arduino IDE, Eclipse, Git, IntelliJ IDEA, MATLAB, Ivy+Ant, Maven, Gradle, PL/SQL Developer, Adobe Photoshop, Visual Studio, Wireshark, Microsoft Office (Excel, Outlook, Powerpoint, Word, Visio, w/ VBA Macros), Docker, RedHat Openshift, Atlassian (JIRA, Bamboo, Bitbucket), JUnit, Jenkins CI.</text:p>
      <text:p text:style-name="Text_20_body"><text:span text:style-name="T1">Additional Skills</text:span>: Knowledge in engineering processes and terminology, web development (client- and server-side), electronics, statistics, embedded systems, network security and management, cryptography, LAN/MAN/WAN networks, TCP-IP protocol stack, cellular networks, experience with Windows and GNU/Linux operating systems, CI/CD, scripting and automation.</text:p>
      <text:h text:style-name="Heading_20_2" text:outline-level="2">Languages</text:h>
      <text:p text:style-name="First_20_paragraph">English &amp; Hebrew: fluent</text:p>
      <text:p text:style-name="Text_20_body">French: mother tongue</text:p>
      <text:h text:style-name="Heading_20_2" text:outline-level="2">Project management (in the frame of studies)</text:h>
      <text:list text:style-name="L5">
        <text:list-item>
          <text:p text:style-name="P5"><text:span text:style-name="T1">Graduation project</text:span>: a physical-layer, unconditionally secure cryptosystem, based on the one-time pad, which also implements stenography, including a prototype running on Arduino Due boards. Patented as <text:a xlink:type="simple" xlink:href="https://patents.google.com/patent/WO2015097312A1" office:name=""><text:span text:style-name="Definition">https://patents.google.com/patent/WO2015097312A1</text:span></text:a> and sold. Grade: <text:span text:style-name="T1">99/100</text:span>.</text:p>
        </text:list-item>
        <text:list-item>
          <text:p text:style-name="P5">Project in Windows Systems Programming (C#.NET, WCF, WPF, ASP.NET). Grade: 100.</text:p>
        </text:list-item>
        <text:list-item>
          <text:p text:style-name="P5">Project in File Management Systems (layered architecture, Windows Forms, Managed C++). Grade: 100.</text:p>
        </text:list-item>
        <text:list-item>
          <text:p text:style-name="P5">Project in Java (MVC, JPA/Derby, Swing GUI, Webservices, C# Client, JSP). Grade: 100.</text:p>
        </text:list-item>
        <text:list-item>
          <text:p text:style-name="P5">Project in Database Systems (ERD/DSD, Oracle DB, SQL, PL/SQL, ASP.NET GUI). Grade: 100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Sawasdee1" svg:font-family="Sawasdee" style:font-adornments="Bold" style:font-pitch="variable"/>
    <style:font-face style:name="Sawasdee" svg:font-family="Sawasdee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loext:contextual-spacing="false" fo:line-height="107%" fo:text-align="start" style:justify-single-word="false"/>
      <style:text-properties style:font-name="Sawasdee" fo:font-family="Sawasdee" style:font-style-name="Regular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loext:contextual-spacing="false" fo:text-align="start" style:justify-single-word="false" style:shadow="none"/>
      <style:text-properties fo:text-transform="uppercase" style:font-name="Sawasdee1" fo:font-family="Sawasdee" style:font-style-name="Bold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99ccff"/>
      <style:paragraph-properties fo:margin-top="0.1701in" fo:margin-bottom="0.0201in" loext:contextual-spacing="false" fo:background-color="transparent" fo:padding="0.0201in" fo:border-left="none" fo:border-right="none" fo:border-top="none" fo:border-bottom="0.06pt solid #000000" style:shadow="none"/>
      <style:text-properties fo:text-transform="uppercase" style:font-name="Sawasdee" fo:font-family="Sawasdee" style:font-style-name="Regular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loext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loext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loext:graphic-properties draw:fill="none" draw:fill-color="#99ccff"/>
      <style:paragraph-properties fo:margin-top="0in" fo:margin-bottom="0.1965in" loext:contextual-spacing="false" style:page-number="auto" fo:break-after="page" fo:background-color="transparent" fo:padding="0in" fo:border="none" style:shadow="none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Sawasdee" fo:font-family="Sawasdee" style:font-style-name="Regular" style:font-pitch="variable" style:text-underline-style="dash" style:text-underline-width="auto" style:text-underline-color="#b2b2b2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en Fedidat</dc:title>
  </office:meta>
</office:document-meta>
</file>